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B0700000707000009180952A29F69CCA62E.svg" manifest:media-type="image/svg+xml"/>
  <manifest:file-entry manifest:full-path="Pictures/10000F9900000A20000009F2C2B6E705BFE039B9.svg" manifest:media-type="image/svg+xml"/>
  <manifest:file-entry manifest:full-path="Pictures/100009F4000004DC000002FF3D6116F10B2116A2.svg" manifest:media-type="image/svg+xml"/>
  <manifest:file-entry manifest:full-path="Pictures/1000020100000044000000587DE247CD3F69E259.png" manifest:media-type="image/png"/>
  <manifest:file-entry manifest:full-path="Pictures/100002010000005F0000005192B999969574ED6A.png" manifest:media-type="image/png"/>
  <manifest:file-entry manifest:full-path="Pictures/100002010000006200000060629FC8DD2F7B04D8.png" manifest:media-type="image/png"/>
  <manifest:file-entry manifest:full-path="Pictures/100002010000002F0000001DBB336D7726D0798D.png" manifest:media-type="image/png"/>
  <manifest:file-entry manifest:full-path="Pictures/100035E50000133100000D4D297F3CFA3600FEE0.svg" manifest:media-type="image/svg+xml"/>
  <manifest:file-entry manifest:full-path="Pictures/10000201000000440000005860AFA4D16EC45495.png" manifest:media-type="image/png"/>
  <manifest:file-entry manifest:full-path="Pictures/10000B5E000009D0000008597050E9B86263D57C.svg" manifest:media-type="image/svg+xml"/>
  <manifest:file-entry manifest:full-path="Pictures/10000201000000800000006857FF985629D971F0.png" manifest:media-type="image/png"/>
  <manifest:file-entry manifest:full-path="Pictures/10000201000000BA00000081C5E9231A0AF88C72.png" manifest:media-type="image/png"/>
  <manifest:file-entry manifest:full-path="Pictures/100002010000004400000058C41FDCFA7A035E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6.055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solid" draw:fill-color="#000000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1.798cm" svg:height="2.327cm" svg:x="2.603cm" svg:y="3.673cm">
          <draw:image xlink:href="Pictures/100002010000004400000058C41FDCFA7A035EA6.png" xlink:type="simple" xlink:show="embed" xlink:actuate="onLoad" loext:mime-type="image/png">
            <text:p/>
          </draw:image>
        </draw:frame>
        <draw:frame draw:style-name="gr2" draw:text-style-name="P2" draw:layer="layout" svg:width="2.339cm" svg:height="1.013cm" svg:x="2.333cm" svg:y="6cm">
          <draw:text-box>
            <text:p>OSHM</text:p>
          </draw:text-box>
        </draw:frame>
        <draw:frame draw:style-name="gr1" draw:text-style-name="P1" xml:id="id4" draw:id="id4" draw:layer="layout" svg:width="2.6cm" svg:height="2.113cm" svg:x="10.65cm" svg:y="3.819cm">
          <draw:image xlink:href="Pictures/10000201000000800000006857FF985629D971F0.png" xlink:type="simple" xlink:show="embed" xlink:actuate="onLoad" loext:mime-type="image/png">
            <text:p/>
          </draw:image>
        </draw:frame>
        <draw:frame draw:style-name="gr2" draw:text-style-name="P2" draw:layer="layout" svg:width="2.106cm" svg:height="1.013cm" svg:x="10.897cm" svg:y="6cm">
          <draw:text-box>
            <text:p>sBoM</text:p>
          </draw:text-box>
        </draw:frame>
        <draw:frame draw:style-name="gr2" draw:text-style-name="P4" draw:layer="layout" svg:width="1.607cm" svg:height="1.013cm" svg:x="15.542cm" svg:y="4.428cm">
          <draw:text-box>
            <text:p text:style-name="P3">[…]</text:p>
          </draw:text-box>
        </draw:frame>
        <draw:frame draw:style-name="gr2" draw:text-style-name="P2" draw:layer="layout" svg:width="2.729cm" svg:height="1.013cm" svg:x="7.17cm" svg:y="11.41cm">
          <draw:text-box>
            <text:p>Crawler</text:p>
          </draw:text-box>
        </draw:frame>
        <draw:frame draw:style-name="gr2" draw:text-style-name="P6" draw:layer="layout" svg:width="9.481cm" svg:height="0.717cm" svg:x="10.519cm" svg:y="27.983cm">
          <draw:text-box>
            <text:p text:style-name="P5">find the attributions in attributions.md (same folder)</text:p>
          </draw:text-box>
        </draw:frame>
        <draw:frame draw:style-name="gr2" draw:text-style-name="P2" draw:layer="layout" svg:width="3.601cm" svg:height="2.537cm" svg:x="15.379cm" svg:y="13.007cm">
          <draw:text-box>
            <text:p>GitHub API</text:p>
            <text:p>Gitlab API</text:p>
            <text:p>…</text:p>
          </draw:text-box>
        </draw:frame>
        <draw:frame draw:style-name="gr1" draw:text-style-name="P1" xml:id="id3" draw:id="id3" draw:layer="layout" svg:width="7.471cm" svg:height="5.178cm" svg:x="7.904cm" svg:y="20.371cm">
          <draw:image xlink:href="Pictures/100035E50000133100000D4D297F3CFA3600FEE0.svg" xlink:type="simple" xlink:show="embed" xlink:actuate="onLoad" loext:mime-type="image/svg+xml">
            <text:p/>
          </draw:image>
          <draw:image xlink:href="Pictures/10000201000000BA00000081C5E9231A0AF88C72.png" xlink:type="simple" xlink:show="embed" xlink:actuate="onLoad" loext:mime-type="image/png"/>
          <draw:glue-point draw:id="4" svg:x="-1.533cm" svg:y="-4.569cm"/>
        </draw:frame>
        <draw:frame draw:style-name="gr1" draw:text-style-name="P1" draw:layer="layout" svg:width="2.511cm" svg:height="2.136cm" svg:x="15.879cm" svg:y="10.771cm">
          <draw:image xlink:href="Pictures/10000B5E000009D0000008597050E9B86263D57C.svg" xlink:type="simple" xlink:show="embed" xlink:actuate="onLoad" loext:mime-type="image/svg+xml">
            <text:p/>
          </draw:image>
          <draw:image xlink:href="Pictures/100002010000005F0000005192B999969574ED6A.png" xlink:type="simple" xlink:show="embed" xlink:actuate="onLoad" loext:mime-type="image/png"/>
        </draw:frame>
        <draw:frame draw:style-name="gr1" draw:text-style-name="P1" draw:layer="layout" svg:width="2.434cm" svg:height="1.5cm" svg:x="7.317cm" svg:y="9.815cm">
          <draw:image xlink:href="Pictures/100009F4000004DC000002FF3D6116F10B2116A2.svg" xlink:type="simple" xlink:show="embed" xlink:actuate="onLoad" loext:mime-type="image/svg+xml">
            <text:p/>
          </draw:image>
          <draw:image xlink:href="Pictures/100002010000002F0000001DBB336D7726D0798D.png" xlink:type="simple" xlink:show="embed" xlink:actuate="onLoad" loext:mime-type="image/png"/>
        </draw:frame>
        <draw:frame draw:style-name="gr1" draw:text-style-name="P1" xml:id="id2" draw:id="id2" draw:layer="layout" svg:width="1.798cm" svg:height="2.327cm" svg:x="9.601cm" svg:y="15.77cm">
          <draw:image xlink:href="Pictures/10000B0700000707000009180952A29F69CCA62E.svg" xlink:type="simple" xlink:show="embed" xlink:actuate="onLoad" loext:mime-type="image/svg+xml">
            <text:p/>
          </draw:image>
          <draw:image xlink:href="Pictures/1000020100000044000000587DE247CD3F69E259.png" xlink:type="simple" xlink:show="embed" xlink:actuate="onLoad" loext:mime-type="image/png"/>
        </draw:frame>
        <draw:g xml:id="id5" draw:id="id5">
          <draw:frame draw:style-name="gr2" draw:text-style-name="P7" draw:layer="layout" svg:width="1.882cm" svg:height="0.759cm" svg:x="15.404cm" svg:y="3.512cm">
            <draw:text-box>
              <text:p><text:span text:style-name="T1">POS</text:span><text:span text:style-name="T1">H 1</text:span></text:p>
            </draw:text-box>
          </draw:frame>
          <draw:frame draw:style-name="gr1" draw:text-style-name="P1" draw:layer="layout" svg:width="1.299cm" svg:height="1.682cm" svg:x="15.696cm" svg:y="1.8cm">
            <draw:image xlink:href="Pictures/10000B0700000707000009180952A29F69CCA62E.svg" xlink:type="simple" xlink:show="embed" xlink:actuate="onLoad" loext:mime-type="image/svg+xml">
              <text:p/>
            </draw:image>
            <draw:image xlink:href="Pictures/10000201000000440000005860AFA4D16EC45495.png" xlink:type="simple" xlink:show="embed" xlink:actuate="onLoad" loext:mime-type="image/png"/>
          </draw:frame>
        </draw:g>
        <draw:frame draw:style-name="gr3" draw:text-style-name="P9" draw:layer="layout" svg:width="1.594cm" svg:height="1.013cm" svg:x="10.484cm" svg:y="17.517cm">
          <draw:text-box>
            <text:p text:style-name="P8">TTL</text:p>
          </draw:text-box>
        </draw:frame>
        <draw:frame draw:name="noun_Scientist_770801.svg" draw:style-name="gr1" draw:text-style-name="P1" xml:id="id7" draw:id="id7" draw:layer="layout" svg:width="2.591cm" svg:height="2.545cm" svg:x="6.232cm" svg:y="1.4cm">
          <draw:image xlink:href="Pictures/10000F9900000A20000009F2C2B6E705BFE039B9.svg" xlink:type="simple" xlink:show="embed" xlink:actuate="onLoad" loext:mime-type="image/svg+xml">
            <text:p/>
          </draw:image>
          <draw:image xlink:href="Pictures/100002010000006200000060629FC8DD2F7B04D8.png" xlink:type="simple" xlink:show="embed" xlink:actuate="onLoad" loext:mime-type="image/png"/>
          <svg:title>Artboard 7</svg:title>
        </draw:frame>
        <draw:custom-shape draw:style-name="gr4" draw:text-style-name="P10" xml:id="id1" draw:id="id1" draw:layer="layout" svg:width="0.563cm" svg:height="16.489cm" draw:transform="rotate (1.5707963267949) translate (2.256cm 9.263cm)">
          <text:p/>
          <draw:enhanced-geometry svg:viewBox="0 0 21600 21600" draw:glue-points="21600 0 0 10800 21600 21600" draw:text-areas="13800 ?f9 21600 ?f10" draw:type="left-brace" draw:modifiers="386.4160097028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" draw:text-style-name="P11" draw:layer="layout" draw:type="line" svg:x1="10.501cm" svg:y1="9.263cm" svg:x2="10.5cm" svg:y2="15.77cm" draw:start-shape="id1" draw:start-glue-point="5" draw:end-shape="id2" draw:end-glue-point="0" svg:d="M10501 9263l-1 6507" svg:viewBox="0 0 2 6508">
          <text:p/>
        </draw:connector>
        <draw:line draw:style-name="gr5" draw:text-style-name="P11" draw:layer="layout" svg:x1="15.731cm" svg:y1="12.186cm" svg:x2="10.511cm" svg:y2="12.186cm">
          <text:p/>
        </draw:line>
        <draw:frame draw:style-name="gr2" draw:text-style-name="P2" draw:layer="layout" svg:width="0.87cm" svg:height="1.013cm" svg:x="10.875cm" svg:y="12.081cm">
          <draw:text-box>
            <text:p>+</text:p>
          </draw:text-box>
        </draw:frame>
        <draw:connector draw:style-name="gr5" draw:text-style-name="P11" draw:layer="layout" draw:type="line" svg:x1="10.5cm" svg:y1="18.097cm" svg:x2="10.494cm" svg:y2="20.595cm" draw:start-shape="id2" draw:start-glue-point="2" draw:end-shape="id3" draw:end-glue-point="4" svg:d="M10500 18097l-6 2498" svg:viewBox="0 0 7 2499">
          <text:p/>
        </draw:connector>
        <draw:g xml:id="id6" draw:id="id6">
          <draw:frame draw:style-name="gr2" draw:text-style-name="P7" draw:layer="layout" svg:width="1.946cm" svg:height="0.759cm" svg:x="15.372cm" svg:y="7.595cm">
            <draw:text-box>
              <text:p><text:span text:style-name="T1">POSH n</text:span></text:p>
            </draw:text-box>
          </draw:frame>
          <draw:frame draw:style-name="gr1" draw:text-style-name="P1" draw:layer="layout" svg:width="1.299cm" svg:height="1.682cm" svg:x="15.664cm" svg:y="5.883cm">
            <draw:image xlink:href="Pictures/10000B0700000707000009180952A29F69CCA62E.svg" xlink:type="simple" xlink:show="embed" xlink:actuate="onLoad" loext:mime-type="image/svg+xml">
              <text:p/>
            </draw:image>
            <draw:image xlink:href="Pictures/10000201000000440000005860AFA4D16EC45495.png" xlink:type="simple" xlink:show="embed" xlink:actuate="onLoad" loext:mime-type="image/png"/>
          </draw:frame>
        </draw:g>
        <draw:connector draw:style-name="gr6" draw:text-style-name="P12" draw:layer="layout" svg:x1="13.25cm" svg:y1="4.875cm" svg:x2="15.404cm" svg:y2="3.035cm" draw:start-shape="id4" draw:start-glue-point="1" draw:end-shape="id5" draw:end-glue-point="3" svg:d="M13250 4875h1077v-1840h1077" svg:viewBox="0 0 2155 1841">
          <text:p/>
        </draw:connector>
        <draw:connector draw:style-name="gr6" draw:text-style-name="P12" draw:layer="layout" svg:x1="15.372cm" svg:y1="7.118cm" svg:x2="13.25cm" svg:y2="4.875cm" draw:start-shape="id6" draw:start-glue-point="3" draw:end-shape="id4" draw:end-glue-point="1" svg:d="M15372 7118h-1061v-2243h-1061" svg:viewBox="0 0 2123 2244">
          <text:p/>
        </draw:connector>
        <draw:connector draw:style-name="gr5" draw:text-style-name="P11" draw:layer="layout" draw:type="curve" svg:x1="7.527cm" svg:y1="3.945cm" svg:x2="4.401cm" svg:y2="4.836cm" draw:start-shape="id7" draw:start-glue-point="2" draw:end-shape="id8" draw:end-glue-point="1" svg:d="M7527 3945c0 594-1042 891-3126 891" svg:viewBox="0 0 3127 892">
          <text:p/>
        </draw:connector>
        <draw:connector draw:style-name="gr5" draw:text-style-name="P11" draw:layer="layout" draw:type="curve" svg:x1="7.527cm" svg:y1="3.945cm" svg:x2="10.65cm" svg:y2="4.875cm" draw:start-shape="id7" draw:start-glue-point="2" draw:end-shape="id4" draw:end-glue-point="3" svg:d="M7527 3945c0 620 1041 930 3123 930" svg:viewBox="0 0 3124 931">
          <text:p/>
        </draw:connector>
        <draw:connector draw:style-name="gr5" draw:text-style-name="P11" draw:layer="layout" draw:type="curve" draw:line-skew="-0.664cm" svg:x1="8.823cm" svg:y1="2.672cm" svg:x2="16.345cm" svg:y2="1.8cm" draw:start-shape="id7" draw:start-glue-point="1" draw:end-shape="id5" draw:end-glue-point="0" svg:d="M8823 2672c3940 0 3283-686 4179-1092s3343-530 3343 220" svg:viewBox="0 0 7523 1417">
          <text:p/>
        </draw:connector>
        <draw:frame draw:style-name="gr2" draw:text-style-name="P6" draw:layer="layout" svg:width="1.323cm" svg:height="1.649cm" svg:x="4.262cm" svg:y="6.586cm">
          <draw:text-box>
            <text:p><text:span text:style-name="T2">.yml</text:span></text:p>
            <text:p><text:span text:style-name="T2">.tml</text:span></text:p>
            <text:p><text:span text:style-name="T2">.json</text:span></text:p>
          </draw:text-box>
        </draw:frame>
        <draw:frame draw:style-name="gr2" draw:text-style-name="P6" draw:layer="layout" svg:width="1.154cm" svg:height="0.717cm" svg:x="12.584cm" svg:y="6.586cm">
          <draw:text-box>
            <text:p text:style-name="P5">.csv</text:p>
          </draw:text-box>
        </draw:frame>
        <draw:frame draw:style-name="gr2" draw:text-style-name="P13" draw:layer="layout" svg:width="3.266cm" svg:height="1.521cm" svg:x="10.495cm" svg:y="9.688cm">
          <draw:text-box>
            <text:p><text:span text:style-name="T3">interp</text:span><text:span text:style-name="T3">rets</text:span></text:p>
            <text:p><text:span text:style-name="T3">&amp; </text:span><text:span text:style-name="T3">combi</text:span><text:span text:style-name="T3">nes</text:span></text:p>
          </draw:text-box>
        </draw:frame>
        <draw:frame draw:style-name="gr2" draw:text-style-name="P13" draw:layer="layout" svg:width="2.636cm" svg:height="1.521cm" svg:x="10.495cm" svg:y="13.189cm">
          <draw:text-box>
            <text:p><text:span text:style-name="T3">c</text:span><text:span text:style-name="T3">o</text:span><text:span text:style-name="T3">n</text:span><text:span text:style-name="T3">v</text:span><text:span text:style-name="T3">e</text:span><text:span text:style-name="T3">r</text:span><text:span text:style-name="T3">t</text:span><text:span text:style-name="T3">s</text:span><text:span text:style-name="T3"> </text:span></text:p>
            <text:p><text:span text:style-name="T3">i</text:span><text:span text:style-name="T3">n</text:span><text:span text:style-name="T3">t</text:span><text:span text:style-name="T3">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tin Häuer</meta:initial-creator>
    <meta:creation-date>2020-07-09T16:24:49.264381294</meta:creation-date>
    <dc:date>2020-07-09T19:09:41.903161756</dc:date>
    <dc:creator>Martin Häuer</dc:creator>
    <meta:editing-duration>PT18M5S</meta:editing-duration>
    <meta:editing-cycles>3</meta:editing-cycles>
    <meta:generator>LibreOffice/6.4.4.2$Linux_X86_64 LibreOffice_project/40$Build-2</meta:generator>
    <meta:document-statistic meta:object-count="34"/>
  </office:meta>
</office:document-meta>
</file>